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64ad" officeooo:paragraph-rsid="001f64ad"/>
    </style:style>
    <style:style style:name="P2" style:family="paragraph" style:parent-style-name="Standard">
      <style:paragraph-properties fo:text-align="center" style:justify-single-word="false"/>
      <style:text-properties fo:font-size="16pt" fo:font-weight="bold" officeooo:rsid="001f64ad" officeooo:paragraph-rsid="001f64ad" style:font-size-asian="16pt" style:font-weight-asian="bold" style:font-size-complex="16pt" style:font-weight-complex="bold"/>
    </style:style>
    <style:style style:name="P3" style:family="paragraph" style:parent-style-name="Standard">
      <style:text-properties fo:font-size="14pt" officeooo:rsid="001f64ad" officeooo:paragraph-rsid="001f64ad" style:font-size-asian="12.25pt" style:font-size-complex="14pt"/>
    </style:style>
    <style:style style:name="P4" style:family="paragraph" style:parent-style-name="Standard">
      <style:text-properties fo:font-size="14pt" style:text-underline-style="solid" style:text-underline-width="auto" style:text-underline-color="font-color" officeooo:rsid="001f64ad" officeooo:paragraph-rsid="001f64ad"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241ab3" officeooo:paragraph-rsid="00241ab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41ab3" officeooo:paragraph-rsid="00241ab3" style:font-size-asian="12.25pt" style:font-weight-asian="normal" style:font-size-complex="14pt"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f64ad" officeooo:paragraph-rsid="001f64a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41ab3" officeooo:paragraph-rsid="00241ab3" style:font-size-asian="12.25pt" style:font-weight-asian="bold" style:font-size-complex="14pt" style:font-weight-complex="bold"/>
    </style:style>
    <style:style style:name="P9" style:family="paragraph" style:parent-style-name="Standard">
      <style:text-properties fo:font-size="10pt" officeooo:rsid="001f64ad" officeooo:paragraph-rsid="001f64ad" style:font-size-asian="8.75pt" style:font-size-complex="10pt"/>
    </style:style>
    <style:style style:name="P10" style:family="paragraph" style:parent-style-name="Standard">
      <style:paragraph-properties fo:text-align="center" style:justify-single-word="false"/>
      <style:text-properties fo:font-size="10pt" officeooo:rsid="001f64ad" officeooo:paragraph-rsid="001f64ad" style:font-size-asian="8.75pt" style:font-size-complex="10pt"/>
    </style:style>
    <style:style style:name="P11" style:family="paragraph" style:parent-style-name="Standard">
      <style:text-properties fo:font-size="12pt" style:text-underline-style="solid" style:text-underline-width="auto" style:text-underline-color="font-color" fo:font-weight="normal" officeooo:rsid="001ffe84" officeooo:paragraph-rsid="001ffe8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1ffe84" officeooo:paragraph-rsid="001ffe84" style:font-size-asian="12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officeooo:rsid="001ffe84" officeooo:paragraph-rsid="001ffe84" style:font-size-asian="12pt" style:font-size-complex="12pt"/>
    </style:style>
    <style:style style:name="P14" style:family="paragraph" style:parent-style-name="Standard">
      <style:paragraph-properties fo:text-align="center" style:justify-single-word="false"/>
      <style:text-properties fo:font-size="12pt" style:text-underline-style="solid" style:text-underline-width="auto" style:text-underline-color="font-color" officeooo:rsid="001ffe84" officeooo:paragraph-rsid="001ffe84" style:font-size-asian="12pt" style:font-size-complex="12pt"/>
    </style:style>
    <style:style style:name="P15" style:family="paragraph" style:parent-style-name="Standard">
      <style:text-properties fo:font-size="10.5pt" style:text-underline-style="solid" style:text-underline-width="auto" style:text-underline-color="font-color" officeooo:rsid="001ffe84" officeooo:paragraph-rsid="001ffe84" style:font-size-asian="9.14999961853027pt" style:font-size-complex="10.5pt"/>
    </style:style>
    <style:style style:name="P16" style:family="paragraph" style:parent-style-name="Standard">
      <style:text-properties fo:font-size="10.5pt" style:text-underline-style="none" officeooo:rsid="001ffe84" officeooo:paragraph-rsid="001ffe84" style:font-size-asian="9.14999961853027pt" style:font-size-complex="10.5pt"/>
    </style:style>
    <style:style style:name="P17" style:family="paragraph" style:parent-style-name="Standard">
      <style:text-properties fo:font-size="10.5pt" style:text-underline-style="none" officeooo:rsid="00237bf6" officeooo:paragraph-rsid="00237bf6" style:font-size-asian="9.14999961853027pt" style:font-size-complex="10.5pt"/>
    </style:style>
    <style:style style:name="P18" style:family="paragraph" style:parent-style-name="Standard">
      <style:text-properties fo:font-size="10.5pt" style:text-underline-style="none" fo:font-weight="bold" officeooo:rsid="001ffe84" officeooo:paragraph-rsid="001ffe84" style:font-size-asian="9.14999961853027pt" style:font-weight-asian="bold" style:font-size-complex="10.5pt" style:font-weight-complex="bold"/>
    </style:style>
    <style:style style:name="P19" style:family="paragraph" style:parent-style-name="Standard">
      <style:text-properties fo:font-size="10.5pt" style:text-underline-style="none" fo:font-weight="normal" officeooo:rsid="002311bd" officeooo:paragraph-rsid="002311bd" style:font-size-asian="9.14999961853027pt" style:font-weight-asian="normal" style:font-size-complex="10.5pt" style:font-weight-complex="normal"/>
    </style:style>
    <style:style style:name="P20" style:family="paragraph" style:parent-style-name="Standard">
      <style:text-properties fo:font-size="10.5pt" style:text-underline-style="none" fo:font-weight="normal" officeooo:rsid="00237bf6" officeooo:paragraph-rsid="00237bf6" style:font-size-asian="9.14999961853027pt" style:font-weight-asian="normal" style:font-size-complex="10.5pt" style:font-weight-complex="normal"/>
    </style:style>
    <style:style style:name="P21" style:family="paragraph" style:parent-style-name="Standard">
      <style:text-properties fo:font-size="10.5pt" style:text-underline-style="none" fo:font-weight="normal" officeooo:rsid="00241ab3" officeooo:paragraph-rsid="00241ab3" style:font-size-asian="9.14999961853027pt" style:font-weight-asian="normal" style:font-size-complex="10.5pt" style:font-weight-complex="normal"/>
    </style:style>
    <style:style style:name="P22" style:family="paragraph" style:parent-style-name="Standard">
      <style:text-properties fo:font-size="10.5pt" fo:font-style="normal" officeooo:rsid="0021a384" officeooo:paragraph-rsid="0021a384" style:font-size-asian="9.14999961853027pt" style:font-style-asian="normal" style:font-size-complex="10.5pt" style:font-style-complex="normal"/>
    </style:style>
    <style:style style:name="P23" style:family="paragraph" style:parent-style-name="Standard">
      <style:text-properties officeooo:paragraph-rsid="0021a384"/>
    </style:style>
    <style:style style:name="P24" style:family="paragraph" style:parent-style-name="Standard">
      <style:text-properties fo:font-weight="normal" officeooo:rsid="002311bd" officeooo:paragraph-rsid="002311bd" style:font-weight-asian="normal" style:font-weight-complex="normal"/>
    </style:style>
    <style:style style:name="P25" style:family="paragraph" style:parent-style-name="Standard">
      <style:text-properties fo:font-weight="normal" officeooo:rsid="00241ab3" officeooo:paragraph-rsid="00241ab3" style:font-weight-asian="normal" style:font-weight-complex="normal"/>
    </style:style>
    <style:style style:name="P26" style:family="paragraph" style:parent-style-name="Standard">
      <style:paragraph-properties fo:text-align="start" style:justify-single-word="false"/>
      <style:text-properties officeooo:paragraph-rsid="0024e010"/>
    </style:style>
    <style:style style:name="P27" style:family="paragraph" style:parent-style-name="Standard">
      <style:paragraph-properties fo:text-align="center" style:justify-single-word="false"/>
      <style:text-properties fo:font-size="14pt" fo:font-weight="normal" officeooo:rsid="001f64ad" officeooo:paragraph-rsid="001f64ad" style:font-size-asian="12.25pt" style:font-weight-asian="normal" style:font-size-complex="14pt" style:font-weight-complex="normal"/>
    </style:style>
    <style:style style:name="P28" style:family="paragraph" style:parent-style-name="Standard">
      <style:text-properties fo:font-size="10pt" officeooo:rsid="001ffe84" officeooo:paragraph-rsid="001f64ad" style:font-size-asian="8.75pt" style:font-size-complex="10pt"/>
    </style:style>
    <style:style style:name="P29" style:family="paragraph" style:parent-style-name="Standard">
      <style:text-properties fo:font-size="10pt" fo:font-style="normal" officeooo:rsid="001f64ad" officeooo:paragraph-rsid="0021a384" style:font-size-asian="8.75pt" style:font-style-asian="normal" style:font-size-complex="10pt" style:font-style-complex="normal"/>
    </style:style>
    <style:style style:name="P30" style:family="paragraph" style:parent-style-name="Standard">
      <style:text-properties fo:font-style="italic" officeooo:rsid="0021a384" officeooo:paragraph-rsid="001f64ad" style:font-style-asian="italic" style:font-style-complex="italic"/>
    </style:style>
    <style:style style:name="P31" style:family="paragraph" style:parent-style-name="Standard">
      <style:text-properties fo:font-size="10.5pt" style:text-underline-style="none" fo:font-weight="normal" officeooo:rsid="002311bd" officeooo:paragraph-rsid="002311bd" style:font-size-asian="9.14999961853027pt" style:font-weight-asian="normal" style:font-size-complex="10.5pt" style:font-weight-complex="normal"/>
    </style:style>
    <style:style style:name="P32" style:family="paragraph" style:parent-style-name="Standard">
      <style:text-properties fo:font-size="10.5pt" style:text-underline-style="none" fo:font-weight="normal" officeooo:rsid="00241ab3" officeooo:paragraph-rsid="00241ab3" style:font-size-asian="9.14999961853027pt" style:font-weight-asian="normal" style:font-size-complex="10.5pt" style:font-weight-complex="normal"/>
    </style:style>
    <style:style style:name="P33" style:family="paragraph" style:parent-style-name="Standard">
      <style:text-properties fo:font-size="10.5pt" style:text-underline-style="none" fo:font-weight="bold" officeooo:rsid="002311bd" officeooo:paragraph-rsid="002311bd" style:font-size-asian="9.14999961853027pt" style:font-weight-asian="bold" style:font-size-complex="10.5pt" style:font-weight-complex="bold"/>
    </style:style>
    <style:style style:name="P34" style:family="paragraph" style:parent-style-name="Standard">
      <style:text-properties fo:font-size="10.5pt" style:text-underline-style="none" fo:font-weight="bold" officeooo:rsid="001ffe84" officeooo:paragraph-rsid="001ffe84" style:font-size-asian="9.14999961853027pt" style:font-weight-asian="bold" style:font-size-complex="10.5pt" style:font-weight-complex="bold"/>
    </style:style>
    <style:style style:name="P35" style:family="paragraph" style:parent-style-name="Standard">
      <style:text-properties fo:font-size="10.5pt" style:text-underline-style="none" fo:font-weight="bold" officeooo:rsid="00241ab3" officeooo:paragraph-rsid="00241ab3" style:font-size-asian="9.14999961853027pt" style:font-weight-asian="bold" style:font-size-complex="10.5pt" style:font-weight-complex="bold"/>
    </style:style>
    <style:style style:name="P36" style:family="paragraph" style:parent-style-name="Standard">
      <style:text-properties fo:font-size="10.5pt" style:text-underline-style="none" fo:font-weight="bold" officeooo:rsid="0021a384" officeooo:paragraph-rsid="0021a384" style:font-size-asian="9.14999961853027pt" style:font-weight-asian="bold" style:font-size-complex="10.5pt" style:font-weight-complex="bold"/>
    </style:style>
    <style:style style:name="T1" style:family="text">
      <style:text-properties fo:font-size="10pt" fo:font-style="italic" officeooo:rsid="001f64ad" style:font-size-asian="8.75pt" style:font-style-asian="italic" style:font-size-complex="10pt" style:font-style-complex="italic"/>
    </style:style>
    <style:style style:name="T2" style:family="text">
      <style:text-properties fo:font-size="10pt" fo:font-style="italic" style:text-underline-style="none" officeooo:rsid="001f64ad" style:font-size-asian="8.75pt" style:font-style-asian="italic" style:font-size-complex="10pt" style:font-style-complex="italic"/>
    </style:style>
    <style:style style:name="T3" style:family="text">
      <style:text-properties fo:font-size="10pt" fo:font-style="normal" officeooo:rsid="001f64ad" style:font-size-asian="8.75pt" style:font-style-asian="normal" style:font-size-complex="10pt" style:font-style-complex="normal"/>
    </style:style>
    <style:style style:name="T4" style:family="text">
      <style:text-properties fo:font-size="10pt" fo:font-style="normal" officeooo:rsid="0024e010" style:font-size-asian="8.75pt" style:font-style-asian="normal" style:font-size-complex="10pt" style:font-style-complex="normal"/>
    </style:style>
    <style:style style:name="T5" style:family="text">
      <style:text-properties fo:font-size="10pt" fo:font-style="normal" style:text-underline-style="none" fo:font-weight="normal" officeooo:rsid="001f64ad" style:font-size-asian="8.75pt" style:font-style-asian="normal" style:font-weight-asian="normal" style:font-size-complex="10pt" style:font-style-complex="normal" style:font-weight-complex="normal"/>
    </style:style>
    <style:style style:name="T6" style:family="text">
      <style:text-properties fo:font-size="10pt" fo:font-style="normal" style:text-underline-style="none" fo:font-weight="normal" officeooo:rsid="0024e010" style:font-size-asian="8.75pt" style:font-style-asian="normal" style:font-weight-asian="normal" style:font-size-complex="10pt" style:font-style-complex="normal" style:font-weight-complex="normal"/>
    </style:style>
    <style:style style:name="T7" style:family="text">
      <style:text-properties fo:font-style="italic" officeooo:rsid="001ffe84" style:font-style-asian="italic" style:font-style-complex="italic"/>
    </style:style>
    <style:style style:name="T8" style:family="text">
      <style:text-properties fo:font-style="italic" fo:font-weight="bold" officeooo:rsid="001ffe84" style:font-style-asian="italic" style:font-weight-asian="bold" style:font-style-complex="italic" style:font-weight-complex="bold"/>
    </style:style>
    <style:style style:name="T9" style:family="text">
      <style:text-properties fo:font-size="10.5pt" style:text-underline-style="none" style:font-size-asian="9.14999961853027pt" style:font-size-complex="10.5pt"/>
    </style:style>
    <style:style style:name="T10" style:family="text">
      <style:text-properties fo:font-size="10.5pt" style:text-underline-style="none" officeooo:rsid="001ffe84" style:font-size-asian="9.14999961853027pt" style:font-size-complex="10.5pt"/>
    </style:style>
    <style:style style:name="T11" style:family="text">
      <style:text-properties fo:font-size="10.5pt" style:text-underline-style="none" officeooo:rsid="0021a384" style:font-size-asian="9.14999961853027pt" style:font-size-complex="10.5pt"/>
    </style:style>
    <style:style style:name="T12" style:family="text">
      <style:text-properties fo:font-size="10.5pt" style:text-underline-style="none" fo:font-weight="normal" officeooo:rsid="0021a384" style:font-size-asian="9.14999961853027pt" style:font-weight-asian="normal" style:font-size-complex="10.5pt" style:font-weight-complex="normal"/>
    </style:style>
    <style:style style:name="T13" style:family="text">
      <style:text-properties fo:font-size="10.5pt" style:text-underline-style="none" fo:font-weight="normal" officeooo:rsid="002311bd" style:font-size-asian="9.14999961853027pt" style:font-weight-asian="normal" style:font-size-complex="10.5pt" style:font-weight-complex="normal"/>
    </style:style>
    <style:style style:name="T14" style:family="text">
      <style:text-properties fo:font-size="10.5pt" style:text-underline-style="none" fo:font-weight="normal" officeooo:rsid="0024e010" style:font-size-asian="9.14999961853027pt" style:font-weight-asian="normal" style:font-size-complex="10.5pt" style:font-weight-complex="normal"/>
    </style:style>
    <style:style style:name="T15" style:family="text">
      <style:text-properties fo:font-size="10.5pt" fo:font-style="normal" officeooo:rsid="0021a384" style:font-size-asian="9.14999961853027pt" style:font-style-asian="normal" style:font-size-complex="10.5pt" style:font-style-complex="normal"/>
    </style:style>
    <style:style style:name="T16" style:family="text">
      <style:text-properties fo:font-size="10.5pt" fo:font-style="normal" officeooo:rsid="0024e010" style:font-size-asian="9.14999961853027pt" style:font-style-asian="normal" style:font-size-complex="10.5pt" style:font-style-complex="normal"/>
    </style:style>
    <style:style style:name="T17" style:family="text">
      <style:text-properties fo:font-size="10.5pt" fo:font-style="italic" officeooo:rsid="0024e010" style:font-size-asian="9.14999961853027pt" style:font-style-asian="italic" style:font-size-complex="10.5pt" style:font-style-complex="italic"/>
    </style:style>
    <style:style style:name="T18" style:family="text">
      <style:text-properties officeooo:rsid="0021a384"/>
    </style:style>
    <style:style style:name="T19" style:family="text">
      <style:text-properties officeooo:rsid="002311bd"/>
    </style:style>
    <style:style style:name="T20" style:family="text">
      <style:text-properties officeooo:rsid="00241ab3"/>
    </style:style>
    <style:style style:name="T21" style:family="text">
      <style:text-properties fo:color="#c9211e" officeooo:rsid="002825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print 1 – User Stories</text:p>
      <text:p text:style-name="P2"/>
      <text:p text:style-name="P27">Team 9</text:p>
      <text:p text:style-name="P10">Dennis, Dhruv, Josh, Isaac, Matthew, Rodney</text:p>
      <text:p text:style-name="P9"/>
      <text:p text:style-name="P3"/>
      <text:p text:style-name="P7">Introduction</text:p>
      <text:p text:style-name="P9"/>
      <text:p text:style-name="P9">This Section defines this project’s “user stories” – brief summaries of features of the project from the user’s perspective. The purpose of this is to set and work towards goals that are designed around the Client’s expectations for the project, as well as making progress towards the end goal in a way that is measurable by the Client. </text:p>
      <text:p text:style-name="P9"/>
      <text:p text:style-name="P28">The rough template for our user stories is:</text:p>
      <text:p text:style-name="P1"/>
      <text:p text:style-name="P1"><text:tab/><text:tab/><text:tab/>“<text:span text:style-name="T7">As a [</text:span><text:span text:style-name="T8">who</text:span><text:span text:style-name="T7">] I want to [</text:span><text:span text:style-name="T8">what</text:span><text:span text:style-name="T7">] so I can [</text:span><text:span text:style-name="T8">why</text:span><text:span text:style-name="T7">]”</text:span></text:p>
      <text:p text:style-name="P30"/>
      <text:p text:style-name="P23"><text:span text:style-name="T15">This framework identifies who the user is, what their desired feature is as well as why they require this feature. Doing so helps build sub-objectives that are centred around the user experience. </text:span><text:span text:style-name="T16">For example, </text:span><text:span text:style-name="T17">as a user I want to be able to save my password so I can login quickly. </text:span></text:p>
      <text:p text:style-name="P22"/>
      <text:p text:style-name="P23"><text:span text:style-name="T3">Our project can be seen as having two user bases; the user of the program and software-engineers who wish to build upon our final framework, henceforth referred to as </text:span><text:span text:style-name="T1">“Users”</text:span><text:span text:style-name="T3"> and </text:span><text:span text:style-name="T2">“Developers”</text:span><text:span text:style-name="T3">. For</text:span><text:span text:style-name="T4"> this reason</text:span><text:span text:style-name="T3"> </text:span><text:span text:style-name="T4">the stories are split into the two users-bases.</text:span><text:span text:style-name="T3"> The following stories are listed, roughly, </text:span><text:span text:style-name="T4">from deliverable to the client soon in the project to deliverable later. </text:span><text:span text:style-name="T3"><text:s/></text:span></text:p>
      <text:p text:style-name="P29"/>
      <text:p text:style-name="P7">Stories</text:p>
      <text:p text:style-name="P4"/>
      <text:p text:style-name="P12">User Stories</text:p>
      <text:p text:style-name="P11"/>
      <text:p text:style-name="P20">Below are stories from a user of the simulation – for example a student wearing a VR headset, playing around in the simulated environment. This user should have no concerns about the underlying software engineering producing their experience.</text:p>
      <text:p text:style-name="P4"/>
      <text:p text:style-name="P18">As a user I want to be able to see the particles in 3D so I can visualise the system</text:p>
      <text:p text:style-name="P18"/>
      <text:p text:style-name="P23"><text:span text:style-name="T12">The core objective of this project is for a user to be able to visualise particle interactions in a 3D environment for the purpose of education. Hence, it is the first story. </text:span><text:span text:style-name="T13">It will involve designing the simulation environment and the particles and showing it in 3D.</text:span></text:p>
      <text:p text:style-name="P16"/>
      <text:p text:style-name="P18">As a user I want to be able to create, destroy and move the particles so I can construct a custom simulation</text:p>
      <text:p text:style-name="P18"/>
      <text:p text:style-name="P19">Furthermore, the project needs to be interactive so the user is engaged with the simulation, enrichment the educational experience. Three ways to achieve the interactivity is to create up to 10 particles, destroy them and move them around.</text:p>
      <text:p text:style-name="P19"/>
      <text:p text:style-name="P33">As a user I want to be able to pause, unpause and adjust the speed of the simulation, so I can observe the system in detail</text:p>
      <text:p text:style-name="P33"/>
      <text:p text:style-name="P19"><text:span text:style-name="T19">Additionally, a use</text:span>r should be able to study the system at their leisure, so they should have the ability to stop the simulation in place and control the speed of the simulation at will.</text:p>
      <text:p text:style-name="P16"/>
      <text:p text:style-name="P18">As a user I want to be able to visualise the time and length scales, so I can make measurements in the simulation <text:span text:style-name="T21">measuring tool – particle properties</text:span></text:p>
      <text:p text:style-name="P18"/>
      <text:p text:style-name="P19">In order to relate the simulation to the real world, it should be obvious to the user what the length and time scale is, further increasing the educational value.</text:p>
      <text:p text:style-name="P16"/>
      <text:p text:style-name="P16"><text:soft-page-break/></text:p>
      <text:p text:style-name="P18">As a user I want to have a high and stable frame-rate so I don’t get motion-sickness in VR and the simulation runs smoothly</text:p>
      <text:p text:style-name="P18"/>
      <text:p text:style-name="P24"><text:span text:style-name="T10">A</text:span><text:span text:style-name="T9">s this simulation will eventually be used with VR headsets, it is critical that the physics calculations and frame updates are done quickly and efficiently as any inconsistent or low frame-rates will effect the user much more than if they were just looking at a screen, as motion sickness is common under these circumstances. Hence, we should ensure the simulation runs well under specified conditions. <text:s/></text:span></text:p>
      <text:p text:style-name="P19"/>
      <text:p text:style-name="P35">As a user I want to be able to run multiple independent simulations simultaneously so I can compare and contrast many simulations</text:p>
      <text:p text:style-name="P35"/>
      <text:p text:style-name="P21">A user should be able to construct multiple environments that operate completely independently of each-other, so they can observe differences in two different systems. This will enhance the educational value of the simulation.</text:p>
      <text:p text:style-name="P16"/>
      <text:p text:style-name="P14">Developer Stories</text:p>
      <text:p text:style-name="P13"/>
      <text:p text:style-name="P17">A developer is another type of user of our project who works with the code-base we develop – for example a person who is using our framework to demonstrate a physical phenomenon that was out of the scope of our project to implement. </text:p>
      <text:p text:style-name="P15"/>
      <text:p text:style-name="P18">As a developer I want to be able to input custom vector fields so I can expand the program to have more features</text:p>
      <text:p text:style-name="P18"/>
      <text:p text:style-name="P20">As per the client’s request we should focus our simulation of three key particle interaction fields (see the project scope for details). A developer may want to add additional, <text:span text:style-name="T20">custom fields so we should aim to have it be as easy and writing the code and importing it into the simulation.</text:span></text:p>
      <text:p text:style-name="P16"/>
      <text:p text:style-name="P18">As a developer I want to be able to input custom particle interactions so I can expand the program to have more features</text:p>
      <text:p text:style-name="P18"/>
      <text:p text:style-name="P21">Similar to the custom fields feature, the developer should be able to add more complex interactions between particles, such as particles bonding, losing energy, splitting apart, etc.</text:p>
      <text:p text:style-name="P16"/>
      <text:p text:style-name="P18">As a developer I want <text:span text:style-name="T18">collision event detection so I can further implement my own features involving particle collisions</text:span></text:p>
      <text:p text:style-name="P18"/>
      <text:p text:style-name="P21">To assist a developer in constructing their own features we should aim to incorporate a collision detection system that notifies the program when a collision happens, as well as a description of the event. This will help a developer build their own complex physics simulation systems. </text:p>
      <text:p text:style-name="P16"/>
      <text:p text:style-name="P36">As a developer I want an easy to understand and efficient data structures and algorithms for the physics calculations, so I can tweak it as per my desires</text:p>
      <text:p text:style-name="P36"/>
      <text:p text:style-name="P25"><text:span text:style-name="T11">O</text:span><text:span text:style-name="T9">verall, the code-base is part of the deliverable so we should aim to have it be as presentable and easy to work with as possible. This involves writing code that is easy to understand, readable, commented, efficient and expandable .</text:span></text:p>
      <text:p text:style-name="P21"/>
      <text:p text:style-name="P5"/>
      <text:p text:style-name="P8">Final Remarks</text:p>
      <text:p text:style-name="P6"/>
      <text:p text:style-name="P26"><text:span text:style-name="T14">These stories will be used as a guideline to monitor the our progress as well as design our timeline with our client’s expectations and engagement in mind. Each of these stories will be assessed formally throughout the project via acceptance criteria. As for how we demonstrate to </text:span><text:span text:style-name="T5">our client </text:span><text:span text:style-name="T6">the progress of these stories</text:span><text:span text:style-name="T5">, </text:span><text:span text:style-name="T6">we will show it through practical demonstration for the user stories, and by explanation of the developer stori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7T17:25:04.914136084</meta:creation-date>
    <dc:date>2021-08-18T09:14:59.562281819</dc:date>
    <meta:editing-duration>PT17M8S</meta:editing-duration>
    <meta:editing-cycles>3</meta:editing-cycles>
    <meta:generator>LibreOffice/6.4.7.2$Linux_X86_64 LibreOffice_project/40$Build-2</meta:generator>
    <meta:document-statistic meta:table-count="0" meta:image-count="0" meta:object-count="0" meta:page-count="2" meta:paragraph-count="36" meta:word-count="1003" meta:character-count="5824" meta:non-whitespace-character-count="4840"/>
  </office:meta>
</office:document-meta>
</file>